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906cm" fo:min-width="1.656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5.088cm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1.78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0.058cm"/>
    </style:style>
    <style:style style:name="gr8" style:family="graphic" style:parent-style-name="standard">
      <style:graphic-properties draw:textarea-horizontal-align="justify" draw:textarea-vertical-align="middle" draw:auto-grow-height="false" fo:min-height="2.306cm" fo:min-width="0.058cm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gr14" style:family="graphic" style:parent-style-name="standard">
      <style:graphic-properties draw:textarea-horizontal-align="justify" draw:textarea-vertical-align="middle" draw:auto-grow-height="false" fo:min-height="0.81cm" fo:min-width="0.058cm"/>
    </style:style>
    <style:style style:name="gr15" style:family="graphic" style:parent-style-name="standard">
      <style:graphic-properties draw:textarea-horizontal-align="justify" draw:textarea-vertical-align="middle" draw:auto-grow-height="false" fo:min-height="1.806cm" fo:min-width="0.05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textarea-horizontal-align="justify" draw:textarea-vertical-align="middle" draw:auto-grow-height="false" fo:min-height="0.992cm" fo:min-width="0.05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standard">
      <style:graphic-properties draw:textarea-horizontal-align="justify" draw:textarea-vertical-align="middle" draw:auto-grow-height="false" fo:min-height="1.423cm" fo:min-width="0.058cm"/>
    </style:style>
    <style:style style:name="gr20" style:family="graphic" style:parent-style-name="standard">
      <style:graphic-properties draw:textarea-horizontal-align="justify" draw:textarea-vertical-align="middle" draw:auto-grow-height="false" fo:min-height="0.946cm" fo:min-width="0.058cm"/>
    </style:style>
    <style:style style:name="gr21" style:family="graphic" style:parent-style-name="standard">
      <style:graphic-properties draw:textarea-horizontal-align="justify" draw:textarea-vertical-align="middle" draw:auto-grow-height="false" fo:min-height="1.382cm" fo:min-width="0.05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2.71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start"/>
    </style:style>
    <style:style style:name="T1" style:family="text">
      <style:text-properties fo:font-size="32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60pt" fo:font-weight="bold" style:font-size-asian="60pt" style:font-weight-asian="bold" style:font-size-complex="60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udBunc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Концепция сотворения масштабируемых</text:span></text:p>
            <text:p><text:span text:style-name="T2">Cloud Ready</text:span><text:span text:style-name="T1"> </text:span></text:p>
            <text:p><text:span text:style-name="T1">сверх-приложений.</text:span></text:p>
            <text:p><text:span text:style-name="T1"/></text:p>
            <text:p><text:span text:style-name="T1">Или, как натянуть сову на глобус, </text:span></text:p>
            <text:p><text:span text:style-name="T1">отделяя мух от котле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Потребность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Широкий спектр бизнес-процессов требует автоматизации (работы много)</text:p>
              </text:list-item>
              <text:list-item>
                <text:p>В общем случае бизнес-процесс - это многошаговый и разветвлённый диалог (работа сложная)</text:p>
              </text:list-item>
              <text:list-item>
                <text:p>Объективная реальность подвержена изменениям, необходимо обеспечить короткий Time-to-market (делать надо быстро)</text:p>
              </text:list-item>
              <text:list-item>
                <text:p>Необходимо быть готовыми к увеличению нагрузки при разумных затратах на аппаратное обеспечение (делать надо надёжно но в рамках бюджета)</text:p>
              </text:list-item>
              <text:list-item>
                <text:p>Click to add t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Исходя из потребности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Необходимо иметь возможность декомпозировать большие <text:s/>приложения на множество независимых компонентов для </text:p>
                <text:list>
                  <text:list-item>
                    <text:p>Разделения ответственности</text:p>
                  </text:list-item>
                  <text:list-item>
                    <text:p>Упрощения внутреннего устройства компонентов</text:p>
                  </text:list-item>
                  <text:list-item>
                    <text:p>Обеспечения независимого цикла разработки, тестирования и сопровождения</text:p>
                  </text:list-item>
                  <text:list-item>
                    <text:p>Унификации и переиспользования частей автоматизируемых процессов</text:p>
                  </text:list-item>
                </text:list>
              </text:list-item>
              <text:list-item>
                <text:p>Для этого крайне желательно, чтобы </text:p>
                <text:list>
                  <text:list-item>
                    <text:p>Взаимодействие между компонентами происходило на основе строгих контрактов</text:p>
                  </text:list-item>
                  <text:list-item>
                    <text:p>Компоненты были горизонтально масштабируемы (Cloud ready)</text:p>
                  </text:list-item>
                  <text:list-item>
                    <text:p>Система самодокументировалась (Список компонентов, контракты, форматы, взаимосвязи в реальном времени)</text:p>
                  </text:list-item>
                </text:list>
                <text:p text:style-name="P3"><text:span text:style-name="T3">Stateless микросервисы способны обеспечить всё кроме последнего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Постановка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Для автоматизации многошаговых, разветвленных бизнес-процессов, и обеспечения при этом короткого Time-to-market </text:p>
                <text:p>(<text:span text:style-name="T4">чтобы делать много сложной работы быстро и результат был надёжным</text:span>)</text:p>
                <text:p>необходимо иметь возможность строить иерархические <text:span text:style-name="T5">State Machine</text:span> из независимых <text:span text:style-name="T5">Stateless</text:span> микросервисов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Существующие решения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ick to add t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claimer</text:p>
          </draw:text-box>
        </draw:frame>
        <draw:frame presentation:style-name="pr5" draw:layer="layout" svg:width="25.199cm" svg:height="13.12cm" svg:x="1.4cm" svg:y="4.914cm" presentation:class="outline" presentation:user-transformed="true">
          <draw:text-box>
            <text:list text:style-name="L2">
              <text:list-item>
                <text:p>Излагаемая далее концепция и библиотека, созданная на её основе, не накладывают ограничений на </text:p>
                <text:list>
                  <text:list-item>
                    <text:p>Транспортные протоколы взаимодействия между клиентом и роутером, а так-же между роутером и Flow компонентом</text:p>
                  </text:list-item>
                  <text:list-item>
                    <text:p>Контракты взаимодействия между компонентами – на усмотрение разработчика компонента</text:p>
                  </text:list-item>
                  <text:list-item>
                    <text:p>Контракты взаимодействия с клиентом – на усмотрение разработчика компонента</text:p>
                  </text:list-item>
                  <text:list-item>
                    <text:p>Состав и структуры данных о состоянии компонентов – так-же на усмотрение разработчика</text:p>
                  </text:list-item>
                </text:list>
              </text:list-item>
              <text:list-item>
                <text:p>Дальнейшее содержимое излагает точку зрения автора, автор не несёт ответственности за целостность и полноту изложения а также за целостность и неизменность Вашей картины мира</text:p>
              </text:list-item>
              <text:list-item>
                <text:p><text:span text:style-name="T6">Дальнейшее содержимое может вызвать дискомфорт у некоторых категорий зрителей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719cm" svg:x="1.4cm" svg:y="0.835cm" presentation:class="title" presentation:user-transformed="true">
          <draw:text-box>
            <text:p>Концепция<text:line-break/><text:span text:style-name="T7">ведущий замысел, конструктивный принцип</text:span></text:p>
          </draw:text-box>
        </draw:frame>
        <draw:frame presentation:style-name="pr5" draw:layer="layout" svg:width="24.892cm" svg:height="14.986cm" svg:x="1.524cm" svg:y="3.81cm" presentation:class="outline" presentation:user-transformed="true">
          <draw:text-box>
            <text:list text:style-name="L2">
              <text:list-item>
                <text:p>Для построения State Machine необходимо где-то сохранять состояние</text:p>
                <text:list>
                  <text:list-item>
                    <text:p>Локальная память – не применимо для Stateless <text:s/>микросервисов</text:p>
                  </text:list-item>
                  <text:list-item>
                    <text:p>Распределенный кэш – приемлемо</text:p>
                  </text:list-item>
                </text:list>
              </text:list-item>
              <text:list-item>
                <text:p>Для построения иерархической State Machine нужно где-то хранить стек и обеспечивать взаимодействие между компонентами</text:p>
                <text:list>
                  <text:list-item>
                    <text:p><text:span text:style-name="T5">Распределенный кэш</text:span> – не лучшее место для сохранения разделяемой информации, - неявная передача данных, сильная связанность – <text:span text:style-name="T5">распределённый монолит</text:span></text:p>
                  </text:list-item>
                </text:list>
                <text:p text:style-name="P3"><text:span text:style-name="T8">выделение функции управления</text:span></text:p>
              </text:list-item>
              <text:list-item>
                <text:p>Можно <text:span text:style-name="T5">вынести</text:span> хранение состояний, стека и <text:span text:style-name="T5">управление</text:span> связями <text:span text:style-name="T5">в</text:span> отдельный <text:span text:style-name="T5">управляющий микросервис</text:span>, который может пользоваться распределённым кэшем </text:p>
              </text:list-item>
              <text:list-item>
                <text:p>Исполнительные компоненты при этом становятся чистыми микросервисами и получают всё что нужно, влючая состояние, в аргументе</text:p>
              </text:list-item>
              <text:list-item>
                <text:p><text:span text:style-name="T5">Декомпозировать</text:span> такую систему удобно <text:span text:style-name="T5">до</text:span> уровня <text:span text:style-name="T5">State Machine </text:span></text:p>
                <text:p><text:span text:style-name="T9">(Flow компонента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Стратегия <text:line-break/><text:span text:style-name="T10">(стр. 1)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истема разбивается на Flow компоненты - микросервисы, каждый из которых реализует плоскую <text:span text:style-name="T5">State Machine,</text:span> состоит из набора <text:span text:style-name="T5">State</text:span><text:span text:style-name="T9"> и описывает для себя переходы между ними</text:span></text:p>
              </text:list-item>
              <text:list-item>
                <text:p><text:span text:style-name="T9">Flow компонент отвечает строго на один вопрос и явно декларирует контракт для обращения из других компонентов системы</text:span></text:p>
              </text:list-item>
              <text:list-item>
                <text:p><text:span text:style-name="T9">Каждый State задаёт строго один вопрос либо клиенту, либо другому Flow компоненту и </text:span>явно декларирует контракт взаимодействия с клиентом или контракт вызова другого компонента системы</text:p>
              </text:list-item>
              <text:list-item>
                <text:p>State не зависит от Flow, в котором он работает</text:p>
              </text:list-item>
              <text:list-item>
                <text:p>Flow зависит от набора State, из которых он составлен </text:p>
              </text:list-item>
              <text:list-item>
                <text:p><text:span text:style-name="T5">Все необходимое для работы (включая свое состояние) компонент - микросервис получает в аргумент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Стратегия <text:line-break/><text:span text:style-name="T10">(стр. 2)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Взаимодействие между компонентами, а так-же между компонентами и клиентом осуществляется через <text:span text:style-name="T5">Router</text:span></text:p>
              </text:list-item>
              <text:list-item>
                <text:p><text:span text:style-name="T9">Один из компонентов объявляется корневым, от него начинает строиться вся иерархия</text:span></text:p>
              </text:list-item>
              <text:list-item>
                <text:p><text:span text:style-name="T9">Router хранит состояние сессии клиента в стеке</text:span></text:p>
              </text:list-item>
              <text:list-item>
                <text:p><text:span text:style-name="T9">Данные</text:span></text:p>
                <text:list>
                  <text:list-item>
                    <text:p><text:span text:style-name="T9">состояния компонента в стеке </text:span></text:p>
                  </text:list-item>
                  <text:list-item>
                    <text:p><text:span text:style-name="T9">передаваемые при взаимодействии между компонентом и клиентом</text:span></text:p>
                  </text:list-item>
                  <text:list-item>
                    <text:p><text:span text:style-name="T9">передаваемые при взаимодействии между компонентами</text:span></text:p>
                  </text:list-item>
                </text:list>
                <text:p><text:span text:style-name="T9">для Router обезличены и представляют собой </text:span><text:span text:style-name="T5">byte[]</text:span></text:p>
              </text:list-item>
              <text:list-item>
                <text:p><text:span text:style-name="T9">Конфигурация Router декларативная</text:span></text:p>
              </text:list-item>
              <text:list-item>
                <text:p><text:span text:style-name="T9">Система самодокументируемая <text:s/>(Список компонентов, контракты, форматы, взаимосвязи в реальном времени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oudBunch<text:line-break/><text:span text:style-name="T11">Схема 1, первичный вход, нет данных о состоянии <text:s/></text:span>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line draw:style-name="gr2" draw:text-style-name="P5" draw:layer="layout" svg:x1="4.756cm" svg:y1="8.396cm" svg:x2="4.756cm" svg:y2="17.794cm">
          <text:p/>
        </draw:line>
        <draw:custom-shape draw:style-name="gr3" draw:text-style-name="P3" draw:layer="layout" svg:width="3.048cm" svg:height="3.048cm" svg:x="3.232cm" svg:y="6.104cm">
          <text:p text:style-name="P3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22.056cm" svg:y1="8.396cm" svg:x2="22.056cm" svg:y2="17.794cm">
          <text:p/>
        </draw:line>
        <draw:custom-shape draw:style-name="gr4" draw:text-style-name="P3" draw:layer="layout" svg:width="5.588cm" svg:height="2.54cm" svg:x="19.296cm" svg:y="6.358cm">
          <text:p text:style-name="P3">Default</text:p>
          <text:p text:style-name="P3">Flow Component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1.056cm" svg:y1="8.396cm" svg:x2="11.056cm" svg:y2="17.794cm">
          <text:p/>
        </draw:line>
        <draw:custom-shape draw:style-name="gr5" draw:text-style-name="P3" draw:layer="layout" svg:width="2.286cm" svg:height="2.54cm" svg:x="9.836cm" svg:y="6.358cm">
          <text:p text:style-name="P3">Router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756cm" svg:y1="10.676cm" svg:x2="10.856cm" svg:y2="10.676cm">
          <text:p text:style-name="P3">{Sid, ArgBody?}</text:p>
          <text:p text:style-name="P3"/>
        </draw:line>
        <draw:custom-shape draw:style-name="gr7" draw:text-style-name="P3" draw:layer="layout" svg:width="0.558cm" svg:height="1.27cm" svg:x="10.856cm" svg:y="10.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58cm" svg:height="1.27cm" svg:x="10.856cm" svg:y="14.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558cm" svg:height="2.556cm" svg:x="21.856cm" svg:y="11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5" draw:layer="layout" svg:x1="11.414cm" svg:y1="11.9cm" svg:x2="21.856cm" svg:y2="11.93cm">
          <text:p text:style-name="P3">Open {ArgBody?}</text:p>
          <text:p text:style-name="P3"/>
        </draw:line>
        <draw:line draw:style-name="gr10" draw:text-style-name="P5" draw:layer="layout" svg:x1="21.856cm" svg:y1="14.486cm" svg:x2="11.414cm" svg:y2="14.486cm">
          <text:p/>
        </draw:line>
        <draw:line draw:style-name="gr10" draw:text-style-name="P5" draw:layer="layout" svg:x1="10.856cm" svg:y1="15.7cm" svg:x2="4.756cm" svg:y2="15.756cm">
          <text:p/>
        </draw:line>
        <draw:frame draw:style-name="gr11" draw:text-style-name="P6" draw:layer="layout" svg:width="8.89cm" svg:height="1.008cm" svg:x="12.122cm" svg:y="13.54cm">
          <draw:text-box>
            <text:p text:style-name="P3">Question {StateData, Qbody}</text:p>
          </draw:text-box>
        </draw:frame>
        <draw:frame draw:style-name="gr12" draw:text-style-name="P7" draw:layer="layout" svg:width="4.826cm" svg:height="0.962cm" svg:x="5.518cm" svg:y="14.738cm">
          <draw:text-box>
            <text:p>{Sid, QBody}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oudBunch<text:line-break/><text:span text:style-name="T11">Схема 2, взаимодействие с клиентом</text:span>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line draw:style-name="gr2" draw:text-style-name="P5" draw:layer="layout" svg:x1="4.756cm" svg:y1="8.396cm" svg:x2="4.756cm" svg:y2="17.794cm">
          <text:p/>
        </draw:line>
        <draw:custom-shape draw:style-name="gr3" draw:text-style-name="P3" draw:layer="layout" svg:width="3.048cm" svg:height="3.048cm" svg:x="3.232cm" svg:y="6.104cm">
          <text:p text:style-name="P3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22.056cm" svg:y1="8.396cm" svg:x2="22.056cm" svg:y2="17.794cm">
          <text:p/>
        </draw:line>
        <draw:custom-shape draw:style-name="gr4" draw:text-style-name="P3" draw:layer="layout" svg:width="5.588cm" svg:height="2.54cm" svg:x="19.296cm" svg:y="6.358cm">
          <text:p text:style-name="P3">Flow Component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1.056cm" svg:y1="8.396cm" svg:x2="11.056cm" svg:y2="17.794cm">
          <text:p/>
        </draw:line>
        <draw:custom-shape draw:style-name="gr5" draw:text-style-name="P3" draw:layer="layout" svg:width="2.286cm" svg:height="2.54cm" svg:x="9.836cm" svg:y="6.358cm">
          <text:p text:style-name="P3">Router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756cm" svg:y1="10.676cm" svg:x2="10.856cm" svg:y2="10.676cm">
          <text:p text:style-name="P3">{Sid, ABody}</text:p>
          <text:p text:style-name="P3"/>
        </draw:line>
        <draw:custom-shape draw:style-name="gr7" draw:text-style-name="P3" draw:layer="layout" svg:width="0.558cm" svg:height="1.27cm" svg:x="10.856cm" svg:y="10.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58cm" svg:height="1.27cm" svg:x="10.856cm" svg:y="14.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558cm" svg:height="2.556cm" svg:x="21.856cm" svg:y="11.93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1.414cm" svg:y1="11.9cm" svg:x2="21.856cm" svg:y2="11.93cm">
          <text:p text:style-name="P3">Answer {StateData, ABody}</text:p>
          <text:p text:style-name="P3"/>
        </draw:line>
        <draw:line draw:style-name="gr10" draw:text-style-name="P5" draw:layer="layout" svg:x1="21.856cm" svg:y1="14.486cm" svg:x2="11.414cm" svg:y2="14.486cm">
          <text:p/>
        </draw:line>
        <draw:line draw:style-name="gr10" draw:text-style-name="P5" draw:layer="layout" svg:x1="10.856cm" svg:y1="15.7cm" svg:x2="4.756cm" svg:y2="15.756cm">
          <text:p/>
        </draw:line>
        <draw:frame draw:style-name="gr13" draw:text-style-name="P6" draw:layer="layout" svg:width="9.906cm" svg:height="1.132cm" svg:x="11.684cm" svg:y="13.54cm">
          <draw:text-box>
            <text:p text:style-name="P3">Question{StateData++, Qbody}</text:p>
          </draw:text-box>
        </draw:frame>
        <draw:frame draw:style-name="gr12" draw:text-style-name="P7" draw:layer="layout" svg:width="4.826cm" svg:height="0.962cm" svg:x="5.518cm" svg:y="14.738cm">
          <draw:text-box>
            <text:p>{Sid, QBody}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oudBunch<text:line-break/><text:span text:style-name="T11">Схема 3, вызов другого компонента</text:span>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line draw:style-name="gr2" draw:text-style-name="P5" draw:layer="layout" svg:x1="4.756cm" svg:y1="8.396cm" svg:x2="4.756cm" svg:y2="17.794cm">
          <text:p/>
        </draw:line>
        <draw:custom-shape draw:style-name="gr3" draw:text-style-name="P3" draw:layer="layout" svg:width="3.048cm" svg:height="3.048cm" svg:x="3.232cm" svg:y="6.104cm">
          <text:p text:style-name="P3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17.056cm" svg:y1="8.396cm" svg:x2="17.056cm" svg:y2="17.794cm">
          <text:p/>
        </draw:line>
        <draw:custom-shape draw:style-name="gr4" draw:text-style-name="P3" draw:layer="layout" svg:width="5.588cm" svg:height="2.54cm" svg:x="14.296cm" svg:y="6.358cm">
          <text:p text:style-name="P3">Flow </text:p>
          <text:p text:style-name="P3">Component 1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1.056cm" svg:y1="8.396cm" svg:x2="11.056cm" svg:y2="17.794cm">
          <text:p/>
        </draw:line>
        <draw:custom-shape draw:style-name="gr5" draw:text-style-name="P3" draw:layer="layout" svg:width="2.286cm" svg:height="2.54cm" svg:x="9.836cm" svg:y="6.358cm">
          <text:p text:style-name="P3">Router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756cm" svg:y1="10.676cm" svg:x2="10.856cm" svg:y2="10.676cm">
          <text:p text:style-name="P3">{Sid, ABody}</text:p>
          <text:p text:style-name="P3"/>
        </draw:line>
        <draw:custom-shape draw:style-name="gr7" draw:text-style-name="P3" draw:layer="layout" svg:width="0.558cm" svg:height="1.27cm" svg:x="10.856cm" svg:y="10.6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558cm" svg:height="1.06cm" svg:x="10.856cm" svg:y="13.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0.558cm" svg:height="2.056cm" svg:x="16.856cm" svg:y="11.93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1.414cm" svg:y1="11.9cm" svg:x2="16.856cm" svg:y2="11.9cm">
          <text:p text:style-name="P3">Answer</text:p>
          <text:p text:style-name="P3">{StateData1, ABody}</text:p>
          <text:p text:style-name="P3"/>
          <text:p text:style-name="P3"/>
        </draw:line>
        <draw:line draw:style-name="gr10" draw:text-style-name="P5" draw:layer="layout" svg:x1="16.856cm" svg:y1="13.986cm" svg:x2="11.414cm" svg:y2="13.986cm">
          <text:p/>
        </draw:line>
        <draw:line draw:style-name="gr10" draw:text-style-name="P5" draw:layer="layout" svg:x1="10.856cm" svg:y1="17.5cm" svg:x2="4.756cm" svg:y2="17.556cm">
          <text:p/>
        </draw:line>
        <draw:frame draw:style-name="gr16" draw:text-style-name="P6" draw:layer="layout" svg:width="10.152cm" svg:height="1.673cm" svg:x="7.044cm" svg:y="12.14cm">
          <draw:text-box>
            <text:p text:style-name="P3">Open </text:p>
            <text:p text:style-name="P3">{name, StateData1++, ArgBody}</text:p>
          </draw:text-box>
        </draw:frame>
        <draw:frame draw:style-name="gr12" draw:text-style-name="P7" draw:layer="layout" svg:width="4.826cm" svg:height="0.962cm" svg:x="5.518cm" svg:y="16.538cm">
          <draw:text-box>
            <text:p>{Sid, QBody}</text:p>
          </draw:text-box>
        </draw:frame>
        <draw:line draw:style-name="gr10" draw:text-style-name="P5" draw:layer="layout" svg:x1="11.414cm" svg:y1="15.002cm" svg:x2="22.856cm" svg:y2="15.03cm">
          <text:p/>
        </draw:line>
        <draw:line draw:style-name="gr2" draw:text-style-name="P5" draw:layer="layout" svg:x1="23.056cm" svg:y1="8.396cm" svg:x2="23.056cm" svg:y2="17.794cm">
          <text:p/>
        </draw:line>
        <draw:custom-shape draw:style-name="gr4" draw:text-style-name="P3" draw:layer="layout" svg:width="5.588cm" svg:height="2.54cm" svg:x="20.296cm" svg:y="6.358cm">
          <text:p text:style-name="P3">Flow </text:p>
          <text:p text:style-name="P3">Component 2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558cm" svg:height="1.242cm" svg:x="22.856cm" svg:y="15.03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4.572cm" svg:height="1.673cm" svg:x="18.484cm" svg:y="13.341cm">
          <draw:text-box>
            <text:p text:style-name="P3">Open {ArgBody}</text:p>
          </draw:text-box>
        </draw:frame>
        <draw:custom-shape draw:style-name="gr7" draw:text-style-name="P3" draw:layer="layout" svg:width="0.558cm" svg:height="1.27cm" svg:x="10.856cm" svg:y="16.23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22.86cm" svg:y1="16.226cm" svg:x2="11.415cm" svg:y2="16.235cm">
          <text:p/>
        </draw:line>
        <draw:frame draw:style-name="gr18" draw:text-style-name="P6" draw:layer="layout" svg:width="6.857cm" svg:height="2.384cm" svg:x="11.685cm" svg:y="16.189cm">
          <draw:text-box>
            <text:p text:style-name="P3">Question </text:p>
            <text:p text:style-name="P3">{StateData2, QBody}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oudBunch<text:line-break/><text:span text:style-name="T11">Схема 4, возвращение к вызывавшему компоненту</text:span>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<text:span text:style-name="T11"><text:s text:c="2"/></text:span></text:p>
              </text:list-header>
            </text:list>
          </draw:text-box>
        </draw:frame>
        <draw:line draw:style-name="gr2" draw:text-style-name="P5" draw:layer="layout" svg:x1="4.756cm" svg:y1="8.396cm" svg:x2="4.756cm" svg:y2="17.794cm">
          <text:p/>
        </draw:line>
        <draw:custom-shape draw:style-name="gr3" draw:text-style-name="P3" draw:layer="layout" svg:width="3.048cm" svg:height="3.048cm" svg:x="3.232cm" svg:y="6.104cm">
          <text:p text:style-name="P3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17.056cm" svg:y1="8.396cm" svg:x2="17.056cm" svg:y2="17.794cm">
          <text:p/>
        </draw:line>
        <draw:custom-shape draw:style-name="gr4" draw:text-style-name="P3" draw:layer="layout" svg:width="5.588cm" svg:height="2.54cm" svg:x="14.296cm" svg:y="6.358cm">
          <text:p text:style-name="P3">Flow </text:p>
          <text:p text:style-name="P3">Component 1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1.056cm" svg:y1="8.396cm" svg:x2="11.056cm" svg:y2="17.794cm">
          <text:p/>
        </draw:line>
        <draw:custom-shape draw:style-name="gr5" draw:text-style-name="P3" draw:layer="layout" svg:width="2.286cm" svg:height="2.54cm" svg:x="9.836cm" svg:y="6.358cm">
          <text:p text:style-name="P3">Router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756cm" svg:y1="10.676cm" svg:x2="10.856cm" svg:y2="10.676cm">
          <text:p text:style-name="P3">{Sid, ABody}</text:p>
          <text:p text:style-name="P3"/>
        </draw:line>
        <draw:custom-shape draw:style-name="gr7" draw:text-style-name="P3" draw:layer="layout" svg:width="0.558cm" svg:height="1.27cm" svg:x="10.856cm" svg:y="10.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0.558cm" svg:height="1.673cm" svg:x="10.856cm" svg:y="13.24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58cm" svg:height="1.196cm" svg:x="16.856cm" svg:y="14.93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1.414cm" svg:y1="11.9cm" svg:x2="22.856cm" svg:y2="11.9cm">
          <text:p/>
        </draw:line>
        <draw:line draw:style-name="gr10" draw:text-style-name="P5" draw:layer="layout" svg:x1="22.856cm" svg:y1="13.324cm" svg:x2="11.414cm" svg:y2="13.286cm">
          <text:p/>
        </draw:line>
        <draw:line draw:style-name="gr10" draw:text-style-name="P5" draw:layer="layout" svg:x1="10.856cm" svg:y1="17.4cm" svg:x2="4.756cm" svg:y2="17.456cm">
          <text:p/>
        </draw:line>
        <draw:frame draw:style-name="gr12" draw:text-style-name="P6" draw:layer="layout" svg:width="6.692cm" svg:height="0.962cm" svg:x="10.988cm" svg:y="12.262cm">
          <draw:text-box>
            <text:p text:style-name="P3">Return {RetBody}</text:p>
          </draw:text-box>
        </draw:frame>
        <draw:frame draw:style-name="gr12" draw:text-style-name="P7" draw:layer="layout" svg:width="4.826cm" svg:height="0.962cm" svg:x="5.518cm" svg:y="16.438cm">
          <draw:text-box>
            <text:p>{Sid, QBody}</text:p>
          </draw:text-box>
        </draw:frame>
        <draw:line draw:style-name="gr10" draw:text-style-name="P5" draw:layer="layout" svg:x1="11.414cm" svg:y1="14.902cm" svg:x2="17.056cm" svg:y2="14.93cm">
          <text:p/>
        </draw:line>
        <draw:line draw:style-name="gr2" draw:text-style-name="P5" draw:layer="layout" svg:x1="23.056cm" svg:y1="8.396cm" svg:x2="23.056cm" svg:y2="17.794cm">
          <text:p/>
        </draw:line>
        <draw:custom-shape draw:style-name="gr4" draw:text-style-name="P3" draw:layer="layout" svg:width="5.588cm" svg:height="2.54cm" svg:x="20.296cm" svg:y="6.358cm">
          <text:p text:style-name="P3">Flow </text:p>
          <text:p text:style-name="P3">Component 2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58cm" svg:height="1.632cm" svg:x="22.856cm" svg:y="11.83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9.398cm" svg:height="1.673cm" svg:x="10.414cm" svg:y="13.241cm">
          <draw:text-box>
            <text:p text:style-name="P3">Return </text:p>
            <text:p text:style-name="P3">{StateData1, RetBody}</text:p>
          </draw:text-box>
        </draw:frame>
        <draw:custom-shape draw:style-name="gr7" draw:text-style-name="P3" draw:layer="layout" svg:width="0.558cm" svg:height="1.27cm" svg:x="10.856cm" svg:y="16.13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6.856cm" svg:y1="16.126cm" svg:x2="11.415cm" svg:y2="16.135cm">
          <text:p/>
        </draw:line>
        <draw:frame draw:style-name="gr18" draw:text-style-name="P6" draw:layer="layout" svg:width="9.143cm" svg:height="2.384cm" svg:x="11.685cm" svg:y="16.089cm">
          <draw:text-box>
            <text:p text:style-name="P3">Question </text:p>
            <text:p text:style-name="P3">{StateData1++, QBody}</text:p>
          </draw:text-box>
        </draw:frame>
        <draw:frame draw:style-name="gr18" draw:text-style-name="P6" draw:layer="layout" svg:width="8.578cm" svg:height="2.384cm" svg:x="14.478cm" svg:y="10.184cm">
          <draw:text-box>
            <text:p text:style-name="P3">Answer</text:p>
            <text:p text:style-name="P3">{StateData2, ABody}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8">Текущее состояние разработки</text:p>
          </draw:text-box>
        </draw:frame>
        <draw:frame presentation:style-name="pr5" draw:layer="layout" svg:width="25.199cm" svg:height="15.748cm" svg:x="1.4cm" svg:y="4.064cm" presentation:class="outline" presentation:user-transformed="true">
          <draw:text-box>
            <text:list text:style-name="L2">
              <text:list-item>
                <text:p>Разработан контракт взаимодействия между Router и Flow компонентом</text:p>
              </text:list-item>
              <text:list-item>
                <text:p>Разработан Router</text:p>
                <text:list>
                  <text:list-item>
                    <text:p>Класс Router, конфигурация</text:p>
                  </text:list-item>
                  <text:list-item>
                    <text:p>Интерфейсы транспорта и хранилища сессий</text:p>
                  </text:list-item>
                  <text:list-item>
                    <text:p>Стэк и элемент стэка </text:p>
                  </text:list-item>
                </text:list>
              </text:list-item>
              <text:list-item>
                <text:p>Разработана референсная реализация сервера Router</text:p>
              </text:list-item>
              <text:list-item>
                <text:p>Разработан абстрактный Flow компонент</text:p>
                <text:list>
                  <text:list-item>
                    <text:p>Абстрактный Flow</text:p>
                  </text:list-item>
                  <text:list-item>
                    <text:p>Абстрактный State и несколько его подтипов</text:p>
                  </text:list-item>
                  <text:list-item>
                    <text:p>Класс Contract, - декларация контрактов взаимодействия Flow компонентов между собой и с клиентом</text:p>
                  </text:list-item>
                </text:list>
              </text:list-item>
              <text:list-item>
                <text:p>На базе абстрактного Flow компонента разработан и внедряется в настоящий момент в банке LiS – фрэймворк для построения композитных транзакционных сервисов</text:p>
              </text:list-item>
              <text:list-item>
                <text:p>Разработана референсная реализация сервера 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11T20:37:11.211478299</meta:creation-date>
    <dc:date>2021-10-28T09:15:20.425288304</dc:date>
    <meta:editing-duration>P1DT9H46M12S</meta:editing-duration>
    <meta:editing-cycles>52</meta:editing-cycles>
    <meta:generator>LibreOffice/5.1.6.2$Linux_X86_64 LibreOffice_project/10m0$Build-2</meta:generator>
    <meta:document-statistic meta:object-count="154"/>
  </office:meta>
</office:document-meta>
</file>